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0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9"><text:placeholder text:placeholder-type="text">&lt;o.ref&gt;</text:placeholder></text:p>
          </table:table-cell>
          <table:table-cell table:style-name="Tabella1.B2" office:value-type="string">
            <text:p text:style-name="P18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8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8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5">Segnalatore</text:p>
          </table:table-cell>
          <table:covered-table-cell/>
          <table:table-cell table:style-name="Tabella1.A3" table:number-columns-spanned="2" office:value-type="string">
            <text:p text:style-name="P5">Rif. Cliente Codice NC</text:p>
          </table:table-cell>
          <table:covered-table-cell/>
          <table:table-cell table:style-name="Tabella1.A3" table:number-columns-spanned="2" office:value-type="string">
            <text:p text:style-name="P13">Rif. DDT</text:p>
          </table:table-cell>
          <table:covered-table-cell/>
          <table:table-cell table:style-name="Tabella1.G3" table:number-columns-spanned="2" office:value-type="string">
            <text:p text:style-name="P13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7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7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2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2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8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6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6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6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4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499cm" fo:margin-left="10.689cm" fo:margin-right="0.011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1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Ufficio Qualità</text:p>
        <text:p text:style-name="MP6"><draw:frame draw:style-name="Mfr3" draw:name="image: asimage(o.reference_user_id.signature_image)" text:anchor-type="as-char" svg:width="5.001cm" draw:z-index="2"><draw:text-box fo:min-height="0.499cm"><text:p text:style-name="MP7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5:53:13.249139448</dc:date>
    <meta:editing-duration>P1DT16H17M36S</meta:editing-duration>
    <meta:editing-cycles>445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